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e3b09"/>
    </style:style>
    <style:style style:name="P2"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rsid="001e3b09" officeooo:paragraph-rsid="001e3b09" style:font-size-asian="14pt" style:font-size-complex="14pt"/>
    </style:style>
    <style:style style:name="P3" style:family="paragraph" style:parent-style-name="Standard">
      <style:paragraph-properties fo:text-align="justify" style:justify-single-word="false"/>
      <style:text-properties officeooo:rsid="001ee631" officeooo:paragraph-rsid="001ee631"/>
    </style:style>
    <style:style style:name="P4" style:family="paragraph" style:parent-style-name="Standard" style:list-style-name="L1">
      <style:paragraph-properties fo:text-align="justify" style:justify-single-word="false"/>
      <style:text-properties officeooo:rsid="001ee631" officeooo:paragraph-rsid="001ee631"/>
    </style:style>
    <style:style style:name="P5" style:family="paragraph" style:parent-style-name="Standard" style:list-style-name="L1">
      <style:paragraph-properties fo:text-align="justify" style:justify-single-word="false"/>
      <style:text-properties officeooo:rsid="001ee631" officeooo:paragraph-rsid="002037aa"/>
    </style:style>
    <style:style style:name="P6" style:family="paragraph" style:parent-style-name="Standard">
      <style:paragraph-properties fo:text-align="justify" style:justify-single-word="false"/>
      <style:text-properties officeooo:rsid="001ee631" officeooo:paragraph-rsid="002037aa"/>
    </style:style>
    <style:style style:name="P7" style:family="paragraph" style:parent-style-name="Standard" style:list-style-name="L2">
      <style:paragraph-properties fo:text-align="justify" style:justify-single-word="false"/>
      <style:text-properties officeooo:rsid="001ee631" officeooo:paragraph-rsid="002037aa"/>
    </style:style>
    <style:style style:name="P8" style:family="paragraph" style:parent-style-name="Standard" style:list-style-name="L2">
      <style:paragraph-properties fo:text-align="justify" style:justify-single-word="false"/>
      <style:text-properties officeooo:rsid="0024473d" officeooo:paragraph-rsid="0024473d"/>
    </style:style>
    <style:style style:name="P9" style:family="paragraph" style:parent-style-name="Standard">
      <style:paragraph-properties fo:text-align="justify" style:justify-single-word="false"/>
      <style:text-properties officeooo:rsid="0024473d" officeooo:paragraph-rsid="0024473d"/>
    </style:style>
    <style:style style:name="P10" style:family="paragraph" style:parent-style-name="Standard">
      <style:paragraph-properties fo:text-align="justify" style:justify-single-word="false"/>
      <style:text-properties officeooo:rsid="0024473d" officeooo:paragraph-rsid="00262180"/>
    </style:style>
    <style:style style:name="P11" style:family="paragraph" style:parent-style-name="Standard">
      <style:paragraph-properties fo:text-align="justify" style:justify-single-word="false"/>
      <style:text-properties officeooo:rsid="002bcd27" officeooo:paragraph-rsid="002bcd27"/>
    </style:style>
    <style:style style:name="P12" style:family="paragraph" style:parent-style-name="Standard">
      <style:paragraph-properties fo:text-align="justify" style:justify-single-word="false"/>
      <style:text-properties officeooo:rsid="002fc734" officeooo:paragraph-rsid="002fc734"/>
    </style:style>
    <style:style style:name="P13" style:family="paragraph" style:parent-style-name="Standard">
      <style:paragraph-properties fo:text-align="justify" style:justify-single-word="false"/>
      <style:text-properties officeooo:rsid="00301357" officeooo:paragraph-rsid="00301357"/>
    </style:style>
    <style:style style:name="P14" style:family="paragraph" style:parent-style-name="Standard">
      <style:paragraph-properties fo:text-align="justify" style:justify-single-word="false"/>
      <style:text-properties officeooo:rsid="0033f592" officeooo:paragraph-rsid="0033f592"/>
    </style:style>
    <style:style style:name="P15" style:family="paragraph" style:parent-style-name="Standard">
      <style:paragraph-properties fo:text-align="justify" style:justify-single-word="false"/>
      <style:text-properties officeooo:rsid="0035ed0c" officeooo:paragraph-rsid="0037c30f"/>
    </style:style>
    <style:style style:name="P16" style:family="paragraph" style:parent-style-name="Standard">
      <style:paragraph-properties fo:text-align="justify" style:justify-single-word="false"/>
      <style:text-properties officeooo:rsid="0035ed0c" officeooo:paragraph-rsid="003a0afe"/>
    </style:style>
    <style:style style:name="P17" style:family="paragraph" style:parent-style-name="Standard">
      <style:paragraph-properties fo:text-align="justify" style:justify-single-word="false"/>
      <style:text-properties officeooo:rsid="0035ed0c" officeooo:paragraph-rsid="003c10e6"/>
    </style:style>
    <style:style style:name="P18" style:family="paragraph" style:parent-style-name="Standard" style:list-style-name="L4">
      <style:paragraph-properties fo:text-align="justify" style:justify-single-word="false"/>
      <style:text-properties officeooo:rsid="003a0afe" officeooo:paragraph-rsid="003a0afe"/>
    </style:style>
    <style:style style:name="P19" style:family="paragraph" style:parent-style-name="Standard">
      <style:paragraph-properties fo:text-align="justify" style:justify-single-word="false"/>
      <style:text-properties officeooo:rsid="003a0afe" officeooo:paragraph-rsid="003a0afe"/>
    </style:style>
    <style:style style:name="P20" style:family="paragraph" style:parent-style-name="Standard" style:list-style-name="L4">
      <style:paragraph-properties fo:text-align="justify" style:justify-single-word="false"/>
      <style:text-properties officeooo:rsid="003ac376" officeooo:paragraph-rsid="003ac376"/>
    </style:style>
    <style:style style:name="P21" style:family="paragraph" style:parent-style-name="Standard" style:list-style-name="L4">
      <style:paragraph-properties fo:text-align="justify" style:justify-single-word="false"/>
      <style:text-properties officeooo:rsid="003d15fe" officeooo:paragraph-rsid="003d15fe"/>
    </style:style>
    <style:style style:name="P22" style:family="paragraph" style:parent-style-name="Standard">
      <style:paragraph-properties fo:text-align="justify" style:justify-single-word="false"/>
      <style:text-properties officeooo:rsid="003e1f49" officeooo:paragraph-rsid="003e1f49"/>
    </style:style>
    <style:style style:name="T1" style:family="text">
      <style:text-properties style:text-underline-style="none"/>
    </style:style>
    <style:style style:name="T2" style:family="text">
      <style:text-properties style:font-name="Times New Roman" fo:font-size="11pt" style:text-underline-style="none" style:font-size-asian="9.60000038146973pt" style:font-size-complex="11pt"/>
    </style:style>
    <style:style style:name="T3" style:family="text">
      <style:text-properties style:font-name="Times New Roman" fo:font-size="11pt" style:text-underline-style="none" officeooo:rsid="001e3b09" style:font-size-asian="9.60000038146973pt" style:font-size-complex="11pt"/>
    </style:style>
    <style:style style:name="T4" style:family="text">
      <style:text-properties style:font-name="Times New Roman" fo:font-size="11pt" style:text-underline-style="none" officeooo:rsid="001ee631" style:font-size-asian="9.60000038146973pt" style:font-size-complex="11pt"/>
    </style:style>
    <style:style style:name="T5" style:family="text">
      <style:text-properties style:font-name="Times New Roman" fo:font-size="11pt" style:text-underline-style="none" officeooo:rsid="002037aa" style:font-size-asian="9.60000038146973pt" style:font-size-complex="11pt"/>
    </style:style>
    <style:style style:name="T6" style:family="text">
      <style:text-properties style:font-name="Times New Roman" fo:font-size="11pt" style:text-underline-style="none" officeooo:rsid="00219b93" style:font-size-asian="9.60000038146973pt" style:font-size-complex="11pt"/>
    </style:style>
    <style:style style:name="T7" style:family="text">
      <style:text-properties style:font-name="Times New Roman" fo:font-size="11pt" style:text-underline-style="none" officeooo:rsid="00229415" style:font-size-asian="9.60000038146973pt" style:font-size-complex="11pt"/>
    </style:style>
    <style:style style:name="T8" style:family="text">
      <style:text-properties style:font-name="Times New Roman" fo:font-size="11pt" style:text-underline-style="none" officeooo:rsid="0024473d" style:font-size-asian="9.60000038146973pt" style:font-size-complex="11pt"/>
    </style:style>
    <style:style style:name="T9" style:family="text">
      <style:text-properties style:font-name="Times New Roman" fo:font-size="11pt" style:text-underline-style="none" officeooo:rsid="00257bab" style:font-size-asian="9.60000038146973pt" style:font-size-complex="11pt"/>
    </style:style>
    <style:style style:name="T10" style:family="text">
      <style:text-properties style:font-name="Times New Roman" fo:font-size="11pt" style:text-underline-style="none" officeooo:rsid="0025c128" style:font-size-asian="9.60000038146973pt" style:font-size-complex="11pt"/>
    </style:style>
    <style:style style:name="T11" style:family="text">
      <style:text-properties style:font-name="Times New Roman" fo:font-size="11pt" style:text-underline-style="none" officeooo:rsid="00262180" style:font-size-asian="9.60000038146973pt" style:font-size-complex="11pt"/>
    </style:style>
    <style:style style:name="T12" style:family="text">
      <style:text-properties style:font-name="Times New Roman" fo:font-size="11pt" style:text-underline-style="none" officeooo:rsid="0027f096" style:font-size-asian="9.60000038146973pt" style:font-size-complex="11pt"/>
    </style:style>
    <style:style style:name="T13" style:family="text">
      <style:text-properties style:font-name="Times New Roman" fo:font-size="11pt" style:text-underline-style="none" officeooo:rsid="00297ce9" style:font-size-asian="9.60000038146973pt" style:font-size-complex="11pt"/>
    </style:style>
    <style:style style:name="T14" style:family="text">
      <style:text-properties style:font-name="Times New Roman" fo:font-size="11pt" style:text-underline-style="none" officeooo:rsid="002d09b4" style:font-size-asian="9.60000038146973pt" style:font-size-complex="11pt"/>
    </style:style>
    <style:style style:name="T15" style:family="text">
      <style:text-properties style:font-name="Times New Roman" fo:font-size="11pt" style:text-underline-style="none" officeooo:rsid="002ec025" style:font-size-asian="9.60000038146973pt" style:font-size-complex="11pt"/>
    </style:style>
    <style:style style:name="T16" style:family="text">
      <style:text-properties style:font-name="Times New Roman" fo:font-size="11pt" style:text-underline-style="none" officeooo:rsid="003018ce" style:font-size-asian="9.60000038146973pt" style:font-size-complex="11pt"/>
    </style:style>
    <style:style style:name="T17" style:family="text">
      <style:text-properties style:font-name="Times New Roman" fo:font-size="11pt" style:text-underline-style="none" officeooo:rsid="0030aa5f" style:font-size-asian="9.60000038146973pt" style:font-size-complex="11pt"/>
    </style:style>
    <style:style style:name="T18" style:family="text">
      <style:text-properties style:font-name="Times New Roman" fo:font-size="11pt" style:text-underline-style="none" officeooo:rsid="0031dc22" style:font-size-asian="9.60000038146973pt" style:font-size-complex="11pt"/>
    </style:style>
    <style:style style:name="T19" style:family="text">
      <style:text-properties style:font-name="Times New Roman" fo:font-size="11pt" style:text-underline-style="none" officeooo:rsid="00333330" style:font-size-asian="9.60000038146973pt" style:font-size-complex="11pt"/>
    </style:style>
    <style:style style:name="T20" style:family="text">
      <style:text-properties style:font-name="Times New Roman" fo:font-size="11pt" style:text-underline-style="none" officeooo:rsid="0034ec37" style:font-size-asian="9.60000038146973pt" style:font-size-complex="11pt"/>
    </style:style>
    <style:style style:name="T21" style:family="text">
      <style:text-properties style:font-name="Times New Roman" fo:font-size="11pt" style:text-underline-style="none" officeooo:rsid="0037c30f" style:font-size-asian="9.60000038146973pt" style:font-size-complex="11pt"/>
    </style:style>
    <style:style style:name="T22" style:family="text">
      <style:text-properties style:font-name="Times New Roman" fo:font-size="11pt" style:text-underline-style="none" officeooo:rsid="0038b644" style:font-size-asian="9.60000038146973pt" style:font-size-complex="11pt"/>
    </style:style>
    <style:style style:name="T23" style:family="text">
      <style:text-properties style:font-name="Times New Roman" fo:font-size="11pt" style:text-underline-style="none" officeooo:rsid="003a0afe" style:font-size-asian="9.60000038146973pt" style:font-size-complex="11pt"/>
    </style:style>
    <style:style style:name="T24" style:family="text">
      <style:text-properties style:font-name="Times New Roman" fo:font-size="11pt" style:text-underline-style="none" officeooo:rsid="003ac376" style:font-size-asian="9.60000038146973pt" style:font-size-complex="11pt"/>
    </style:style>
    <style:style style:name="T25" style:family="text">
      <style:text-properties style:font-name="Times New Roman" fo:font-size="11pt" style:text-underline-style="none" officeooo:rsid="003c10e6" style:font-size-asian="9.60000038146973pt" style:font-size-complex="11pt"/>
    </style:style>
    <style:style style:name="T26" style:family="text">
      <style:text-properties style:font-name="Times New Roman" fo:font-size="11pt" style:text-underline-style="none" officeooo:rsid="003dfca2" style:font-size-asian="9.60000038146973pt" style:font-size-complex="11pt"/>
    </style:style>
    <style:style style:name="T27" style:family="text">
      <style:text-properties style:font-name="Times New Roman" fo:font-size="11pt" style:text-underline-style="none" officeooo:rsid="003f9624" style:font-size-asian="9.60000038146973pt" style:font-size-complex="11pt"/>
    </style:style>
    <style:style style:name="T28" style:family="text">
      <style:text-properties style:font-name="Times New Roman" fo:font-size="11pt" style:text-underline-style="solid" style:text-underline-width="auto" style:text-underline-color="font-color" officeooo:rsid="00229415" style:font-size-asian="9.60000038146973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2cm" fo:text-indent="-0.635cm" fo:margin-left="7.08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s nouvelles ambitions géostratégiques et géoéconomiques du Japon</text:p>
      <text:p text:style-name="P2"><text:span text:style-name="T1"/></text:p>
      <text:p text:style-name="P2"><text:span text:style-name="T1"/></text:p>
      <text:p text:style-name="P2"><text:span text:style-name="T1"/></text:p>
      <text:p text:style-name="P9"><text:span text:style-name="T3">P</text:span><text:span text:style-name="T2">IB : </text:span><text:span text:style-name="T13">4900 Milliards de dollars</text:span></text:p>
      <text:p text:style-name="P9"><text:span text:style-name="T3">C</text:span><text:span text:style-name="T2">roissance : </text:span><text:span text:style-name="T13">1,7 % en 2017</text:span></text:p>
      <text:p text:style-name="P1"><text:span text:style-name="T3"/></text:p>
      <text:p text:style-name="P12"><text:span text:style-name="T3">P</text:span><text:span text:style-name="T2">remier ministre : Shinzo Abé, </text:span><text:span text:style-name="T16">il en est à son troisième mandat qui se terminera en 2021</text:span></text:p>
      <text:p text:style-name="P1"><text:span text:style-name="T3"/></text:p>
      <text:p text:style-name="P1"><text:span text:style-name="T3">Sur le point de vue territorial, le Japon disposant d’un territoire petit et enclavé laisse reposer beaucoup de ses ambitions sur sa ZEE et ses 6852 îles. Cette ZEE lui donne un territoire de 4,5 millions de km</text:span><text:span text:style-name="T1">²</text:span><text:span text:style-name="T3">, </text:span><text:span text:style-name="T4">soit douze fois plus grand que sa superficie terrestre.</text:span></text:p>
      <text:p text:style-name="P1"><text:span text:style-name="T4"/></text:p>
      <text:p text:style-name="P3"><text:span text:style-name="T2">Ces territoires sont sujets à conflits :</text:span></text:p>
      <text:p text:style-name="P3"><text:span text:style-name="T2"/></text:p>
      <text:list xml:id="list1395229470" text:style-name="L1">
        <text:list-item>
          <text:p text:style-name="P4"><text:span text:style-name="T2">Nord : Contentieux avec la Russie quant aux îles Kouriles annexées par l’URSS en 1945, mais toujours considéré comme faisant partie intégrante de son territoire</text:span></text:p>
        </text:list-item>
        <text:list-item>
          <text:p text:style-name="P4"><text:span text:style-name="T2">À l’est : La Corée du Sud et le Japon se disputent les îles Dokdo (appelés Takeshima en Japonais), contrôlés par la Corée du Sud, le Japon les revendique </text:span></text:p>
        </text:list-item>
        <text:list-item>
          <text:p text:style-name="P5"><text:span text:style-name="T2">Au sud : Les îles Senkaku, avec un contrôle Japonais reconnu par le droit international, mais qui dans les fait est revendiqué aussi par la Chine et Taïwan. En 1969 un rapport de l’ONU indique que des ressources pétrolifères pourraient se trouver dans les fonds entourant l’île. </text:span><text:span text:style-name="T5">Si la Chine et Taïwan reconnaissent le droit du Japon sur ces îles depuis 1920, depuis 1971 les deux pays cherchent à en prendre le contrôle, invoquant un « droit historique ».</text:span></text:p>
          <text:p text:style-name="P5"><text:span text:style-name="T5"/></text:p>
        </text:list-item>
      </text:list>
      <text:p text:style-name="P6"><text:span text:style-name="T5">Pour </text:span><text:span text:style-name="T6">répondre à ces différents territoriaux, à la menace chinoise et à sa dépendance sécuritaire aux USA, le Japon a entrepris depuis 2010 une révision de sa doctrine stratégique et sécuritaire. </text:span><text:span text:style-name="T7">Cette nouvelle politique met donc un terme à la </text:span><text:span text:style-name="T28">Doctrine Yoshida</text:span><text:span text:style-name="T7">, qui prévoyait de garantir sa sécurité par les USA. </text:span><text:span text:style-name="T8">Il s’agit donc maintenant de faire face à trois types de menaces :</text:span></text:p>
      <text:list xml:id="list4041039661" text:style-name="L2">
        <text:list-item>
          <text:p text:style-name="P7"><text:span text:style-name="T8">Les contentieux territoriaux maritime</text:span></text:p>
        </text:list-item>
        <text:list-item>
          <text:p text:style-name="P8"><text:span text:style-name="T2">L’imprévisibilité de la Corée du Nord et de son programme nucléaire</text:span></text:p>
        </text:list-item>
        <text:list-item>
          <text:p text:style-name="P8"><text:span text:style-name="T2">Le manque de transparence de la politique militaire chinoise</text:span></text:p>
        </text:list-item>
      </text:list>
      <text:p text:style-name="P9"><text:span text:style-name="T2"/></text:p>
      <text:p text:style-name="P10"><text:span text:style-name="T2">Si le Japon maintient son armement à « seulement » 1 % de son PIB, cela constitue tout de même environ 46 milliards de dollars, </text:span><text:span text:style-name="T9">montant d’autant plus élevé si on considère l’article 9 de sa constitution qui énonce un principe de renonciation à la guerre. </text:span><text:span text:style-name="T19">Ce budget est en constante augmentation depuis 2012 et dispose d’une marge de manœuvre à la hausse.</text:span><text:span text:style-name="T9"> Depuis cet article à été réinterprété laissant au Japon le droit de disposer d’une force d’autodéfense (Forces Japonaises d’Autodéfense). </text:span><text:span text:style-name="T10">Par un classement du Crédit Suisse de 2015, le Japon est classé comme quatrième force mondiale la plus puissante dans les domaine des capacité conventionnelles. </text:span><text:span text:style-name="T17">Et de fait le Japon cherche à acquérir les moyens de projeter sa puissance, et de fait transformer son porte hélicoptère en porte avion, </text:span><text:span text:style-name="T18">afin de recevoir ces F35B (100 unités) commandés aux US.</text:span></text:p>
      <text:p text:style-name="P10"><text:span text:style-name="T18"/></text:p>
      <text:p text:style-name="P14"><text:span text:style-name="T18">S</text:span><text:span text:style-name="T2">i la défense du Japon a pendant longtemps reposé sur l’Amérique la volatilité politique de Trump remet cette politique en question et laisse au Japon la question de son réarmement afin de garantir </text:span><text:span text:style-name="T20">sa sécurité. </text:span></text:p>
      <text:p text:style-name="P10"><text:span text:style-name="T10"/></text:p>
      <text:p text:style-name="P10"><text:span text:style-name="T11">En 2015 la Diète japonaise a adopté deux nouvelles lois sur la sécurité, modifiant les conditions de recours à la force. </text:span><text:span text:style-name="T12">Ces lois amendent des dispositions antérieurs restreignant l’usage de l’armée à la seule légitime défense, et autorisent désormais ces forces à intervenir militairement à l’étranger en soutien à des missions de l’ONU ou d’alliés. </text:span></text:p>
      <text:p text:style-name="P10"><text:span text:style-name="T10"/></text:p>
      <text:p text:style-name="P11"><text:soft-page-break/><text:span text:style-name="T14">Désir du Japon d’intégrer le conseil de sécurité de l’ONU, en 2002 Abé dit que la possession de l’arme nucléaire par le Japon ne violerait pas forcément la constitution. L’opinion publique y reste tout de même opposé. </text:span><text:span text:style-name="T15">Le Japon montre néanmoins qu’il est capable de construire des armes nucléaires extrêmement rapidement. </text:span></text:p>
      <text:p text:style-name="P11"><text:span text:style-name="T15"/></text:p>
      <text:p text:style-name="P13"><text:span text:style-name="T15">L</text:span><text:span text:style-name="T2">e Japon est confronté à une montée en puissance des nationalis</text:span><text:span text:style-name="T27">t</text:span><text:span text:style-name="T2">es, et une remise en cause de la présence américaine comme à Okinawa. </text:span></text:p>
      <text:p text:style-name="P13"><text:span text:style-name="T2"/></text:p>
      <text:p text:style-name="P17"><text:span text:style-name="T2">Afin de faire face à des revirements américains, le Japon doit donc jouer double jeu. Il intensifie ses échanges avec la Chine, qui est aujourd’hui sont premier client et son premier fournisseur. </text:span><text:span text:style-name="T25">Ce rapprochement avec la Chine lui permet aussi de se protéger contre les US qui aujourd’hui sans Trump cherche une guerre commerciale relative avec toutes les autres puissances économiques.</text:span></text:p>
      <text:p text:style-name="P17"><text:span text:style-name="T2"><text:line-break/>Au début peu enclin au projet des routes de la soie, le Japon par peur de se retrouver isoler diplomatiquement et économiquement s’y investi à son tour. Néanmoins afin de contrer la Chine </text:span><text:span text:style-name="T27">le Japon</text:span><text:span text:style-name="T2"> met en avant </text:span><text:span text:style-name="T21">une vision indo-pacifique libre et ouverte, permettant son approvisionnement énergétique depuis le Golfe persique. </text:span><text:span text:style-name="T23">La Chine qui elle de son côté a comme objectif de disposer de la première marine mondiale en 2050 </text:span><text:span text:style-name="T24">(cf. La guerre hors limite)</text:span><text:span text:style-name="T23">, et dispose dès aujourd’hui de 800 navires contre 150 pour le Japon. </text:span></text:p>
      <text:p text:style-name="P15"><text:span text:style-name="T21"/></text:p>
      <text:p text:style-name="P15"><text:span text:style-name="T21">Le Japon cherche aussi à se rapprocher de l’ASEAN </text:span><text:span text:style-name="T26">(accord de lire échange en 2008)</text:span><text:span text:style-name="T21"> ainsi que de l’Australie via le traité TPP, même si remis en cause par Trump depuis, </text:span><text:span text:style-name="T26">et l’UE via l’accord JEFTA de 2019</text:span><text:span text:style-name="T21">. De fait si le Japon est isolé dans la région, il n’a comme la Chine aucun intérêts à un conflit ouvert avec lui, </text:span><text:span text:style-name="T22">et cherche donc à maintenir une sorte de statut quo dans la région. </text:span></text:p>
      <text:p text:style-name="P16"><text:span text:style-name="T22"/></text:p>
      <text:p text:style-name="P16"><text:span text:style-name="T23">Le Japon reste néanmoins véritablement exposé par ses problèmes internes, qui pourraient finalement altérer sa position mondiale et même régionale. Parmi ces problèmes on trouve :</text:span></text:p>
      <text:list xml:id="list2727325048" text:style-name="L4">
        <text:list-item>
          <text:p text:style-name="P18"><text:span text:style-name="T2">Le défi démographique</text:span></text:p>
        </text:list-item>
        <text:list-item>
          <text:p text:style-name="P18"><text:span text:style-name="T2">La dette de 249 % du PIB (qui reste à relativiser car étant avant tout une dette nationale)</text:span></text:p>
        </text:list-item>
        <text:list-item>
          <text:p text:style-name="P20"><text:span text:style-name="T2">Opposition entre une partie de la population pacifiste (exemple de l’empereur) et Abé</text:span></text:p>
        </text:list-item>
        <text:list-item>
          <text:p text:style-name="P21"><text:span text:style-name="T2">Place de la femme à affirmer dans la société et le monde du travail, le Japon reste en effet une société patriarcale forte</text:span></text:p>
        </text:list-item>
        <text:list-item>
          <text:p text:style-name="P21"><text:span text:style-name="T2">La qualité de l’emploi, car si le chômage est très faible, la situation actuelle est difficilement tenable à long terme</text:span></text:p>
        </text:list-item>
      </text:list>
      <text:p text:style-name="P19"><text:span text:style-name="T2"/></text:p>
      <text:p text:style-name="P19"><text:span text:style-name="T2"/></text:p>
      <text:p text:style-name="P22"><text:span text:style-name="T2">On peut conclure rapidement sur les préoccupations de la population qui sont plutôt démographiques et morales, que sur les grands enjeux géostratégiques. </text:span></text:p>
      <text:p text:style-name="P22"><text:span text:style-name="T2"/></text:p>
      <text:p text:style-name="P22"><text:span text:style-name="T2"/></text:p>
      <text:p text:style-name="P22"><text:a xlink:type="simple" xlink:href="https://www.youtube.com/watch?v=8Izxw6csl-0" text:style-name="Internet_20_link" text:visited-style-name="Visited_20_Internet_20_Link"><text:span text:style-name="T2">https://www.youtube.com/watch?v=8Izxw6csl-0</text:span></text:a></text:p>
      <text:p text:style-name="P22"><text:a xlink:type="simple" xlink:href="https://www.youtube.com/watch?v=yk8mz7dpVgU" text:style-name="Internet_20_link" text:visited-style-name="Visited_20_Internet_20_Link"><text:span text:style-name="T2">https://www.youtube.com/watch?v=yk8mz7dpVgU</text:span></text:a></text:p>
      <text:p text:style-name="P22"><text:a xlink:type="simple" xlink:href="https://www.youtube.com/watch?v=lEtDZ82Z_NA" text:style-name="Internet_20_link" text:visited-style-name="Visited_20_Internet_20_Link"><text:span text:style-name="T2">https://www.youtube.com/watch?v=lEtDZ82Z_NA</text:span></text:a></text:p>
      <text:p text:style-name="P22"><text:span text:style-name="T2">https://www.youtube.com/watch?v=ZqsLz72PPZc</text:span></text:p>
      <text:p text:style-name="P19"><text:span text:style-name="T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4T11:51:59.046995234</meta:creation-date>
    <meta:generator>LibreOffice/6.3.1.2$Linux_X86_64 LibreOffice_project/30$Build-2</meta:generator>
    <dc:date>2019-11-24T15:02:12.903875306</dc:date>
    <meta:editing-duration>PT1H18M20S</meta:editing-duration>
    <meta:editing-cycles>32</meta:editing-cycles>
    <meta:document-statistic meta:table-count="0" meta:image-count="0" meta:object-count="0" meta:page-count="2" meta:paragraph-count="33" meta:word-count="983" meta:character-count="5949" meta:non-whitespace-character-count="5003"/>
  </office:meta>
</office:document-meta>
</file>